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4pt" officeooo:rsid="000298eb" officeooo:paragraph-rsid="000298e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ácor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24:24.051000000</meta:creation-date>
    <dc:date>2016-08-26T14:25:50.618000000</dc:date>
    <meta:editing-duration>PT1M3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5.0.0.5$Windows_x86 LibreOffice_project/1b1a90865e348b492231e1c451437d7a15bb262b</meta:generator>
  </office:meta>
</office:document-meta>
</file>